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e79c6" officeooo:paragraph-rsid="000e79c6"/>
    </style:style>
    <style:style style:name="P2" style:family="paragraph" style:parent-style-name="Standard">
      <style:paragraph-properties fo:text-align="justify" style:justify-single-word="false"/>
      <style:text-properties officeooo:rsid="000e79c6" officeooo:paragraph-rsid="000ff936"/>
    </style:style>
    <style:style style:name="P3" style:family="paragraph" style:parent-style-name="Standard">
      <style:paragraph-properties fo:text-align="justify" style:justify-single-word="false"/>
      <style:text-properties officeooo:rsid="000e79c6" officeooo:paragraph-rsid="00129c99"/>
    </style:style>
    <style:style style:name="P4" style:family="paragraph" style:parent-style-name="Standard">
      <style:paragraph-properties fo:text-align="justify" style:justify-single-word="false"/>
      <style:text-properties officeooo:rsid="000e79c6" officeooo:paragraph-rsid="0016050e"/>
    </style:style>
    <style:style style:name="P5" style:family="paragraph" style:parent-style-name="Standard">
      <style:paragraph-properties fo:text-align="justify" style:justify-single-word="false"/>
      <style:text-properties officeooo:paragraph-rsid="000ff936"/>
    </style:style>
    <style:style style:name="P6" style:family="paragraph" style:parent-style-name="Standard">
      <style:paragraph-properties fo:text-align="justify" style:justify-single-word="false"/>
      <style:text-properties officeooo:paragraph-rsid="00129c99"/>
    </style:style>
    <style:style style:name="P7" style:family="paragraph" style:parent-style-name="Standard">
      <style:paragraph-properties fo:text-align="justify" style:justify-single-word="false"/>
      <style:text-properties officeooo:paragraph-rsid="0014659b"/>
    </style:style>
    <style:style style:name="P8" style:family="paragraph" style:parent-style-name="Standard">
      <style:paragraph-properties fo:text-align="justify" style:justify-single-word="false"/>
      <style:text-properties officeooo:paragraph-rsid="0016050e"/>
    </style:style>
    <style:style style:name="P9" style:family="paragraph" style:parent-style-name="Standard">
      <style:paragraph-properties fo:text-align="center" style:justify-single-word="false"/>
      <style:text-properties fo:font-weight="bold" officeooo:rsid="000e79c6" officeooo:paragraph-rsid="000e79c6" style:font-weight-asian="bold" style:font-weight-complex="bold"/>
    </style:style>
    <style:style style:name="P10" style:family="paragraph" style:parent-style-name="Standard">
      <style:paragraph-properties fo:text-align="justify" style:justify-single-word="false"/>
      <style:text-properties fo:font-weight="bold" officeooo:rsid="000e79c6" officeooo:paragraph-rsid="000e79c6" style:font-weight-asian="bold" style:font-weight-complex="bold"/>
    </style:style>
    <style:style style:name="P11" style:family="paragraph" style:parent-style-name="Standard">
      <style:paragraph-properties fo:text-align="justify" style:justify-single-word="false"/>
      <style:text-properties fo:font-weight="bold" officeooo:rsid="0010dca8" officeooo:paragraph-rsid="0010dca8" style:font-weight-asian="bold" style:font-weight-complex="bold"/>
    </style:style>
    <style:style style:name="P12" style:family="paragraph" style:parent-style-name="Standard">
      <style:paragraph-properties fo:text-align="justify" style:justify-single-word="false"/>
      <style:text-properties fo:font-weight="bold" officeooo:rsid="00129c99" officeooo:paragraph-rsid="00129c99" style:font-weight-asian="bold" style:font-weight-complex="bold"/>
    </style:style>
    <style:style style:name="P13" style:family="paragraph" style:parent-style-name="Standard">
      <style:paragraph-properties fo:text-align="justify" style:justify-single-word="false"/>
      <style:text-properties fo:font-weight="bold" officeooo:rsid="0014659b" officeooo:paragraph-rsid="0014659b" style:font-weight-asian="bold" style:font-weight-complex="bold"/>
    </style:style>
    <style:style style:name="P14" style:family="paragraph" style:parent-style-name="Standard">
      <style:paragraph-properties fo:text-align="justify" style:justify-single-word="false"/>
      <style:text-properties officeooo:rsid="000ff936" officeooo:paragraph-rsid="000ff936"/>
    </style:style>
    <style:style style:name="P15" style:family="paragraph" style:parent-style-name="Standard">
      <style:paragraph-properties fo:text-align="justify" style:justify-single-word="false"/>
      <style:text-properties officeooo:rsid="0010dca8" officeooo:paragraph-rsid="0010dca8"/>
    </style:style>
    <style:style style:name="P16" style:family="paragraph" style:parent-style-name="Standard">
      <style:paragraph-properties fo:text-align="justify" style:justify-single-word="false"/>
      <style:text-properties officeooo:rsid="00129c99" officeooo:paragraph-rsid="00129c99"/>
    </style:style>
    <style:style style:name="P17" style:family="paragraph" style:parent-style-name="Standard">
      <style:paragraph-properties fo:text-align="justify" style:justify-single-word="false"/>
      <style:text-properties officeooo:rsid="00129c99" officeooo:paragraph-rsid="0016050e"/>
    </style:style>
    <style:style style:name="P18" style:family="paragraph" style:parent-style-name="Standard">
      <style:paragraph-properties fo:text-align="justify" style:justify-single-word="false"/>
      <style:text-properties officeooo:rsid="0014659b" officeooo:paragraph-rsid="0014659b"/>
    </style:style>
    <style:style style:name="P19" style:family="paragraph" style:parent-style-name="Standard">
      <style:paragraph-properties fo:text-align="justify" style:justify-single-word="false"/>
      <style:text-properties officeooo:rsid="0016050e" officeooo:paragraph-rsid="0016050e"/>
    </style:style>
    <style:style style:name="T1" style:family="text">
      <style:text-properties officeooo:rsid="000ff936"/>
    </style:style>
    <style:style style:name="T2" style:family="text">
      <style:text-properties officeooo:rsid="00129c99"/>
    </style:style>
    <style:style style:name="T3" style:family="text">
      <style:text-properties style:text-underline-style="none"/>
    </style:style>
    <style:style style:name="T4" style:family="text">
      <style:text-properties officeooo:rsid="0014659b"/>
    </style:style>
    <style:style style:name="T5" style:family="text">
      <style:text-properties officeooo:rsid="00151290"/>
    </style:style>
    <style:style style:name="T6" style:family="text">
      <style:text-properties officeooo:rsid="0016050e"/>
    </style:style>
    <style:style style:name="T7" style:family="text">
      <style:text-properties officeooo:rsid="00172bcc"/>
    </style:style>
    <style:style style:name="T8" style:family="text">
      <style:text-properties officeooo:rsid="00173665"/>
    </style:style>
    <style:style style:name="T9" style:family="text">
      <style:text-properties officeooo:rsid="00187d8b"/>
    </style:style>
    <style:style style:name="T10" style:family="text">
      <style:text-properties officeooo:rsid="0019357f"/>
    </style:style>
    <style:style style:name="T11" style:family="text">
      <style:text-properties officeooo:rsid="001960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JET MARIAGE – PAGES ONGLET « JE PARTICIPE »</text:p>
      <text:p text:style-name="P1"/>
      <text:p text:style-name="P10">Page 1 :</text:p>
      <text:p text:style-name="P1"/>
      <text:p text:style-name="P1">Titre : Équipe décoration église</text:p>
      <text:p text:style-name="P1"/>
      <text:p text:style-name="P1">Descriptif : la mission, si vous l’acceptez, sera de disposer les fleurs dans l’église et de distribuer les livrets aux invités à l’entrée de l’église.</text:p>
      <text:p text:style-name="P1"/>
      <text:p text:style-name="P1">Besoins : 2 personnes</text:p>
      <text:p text:style-name="P1"/>
      <text:p text:style-name="P1">Temps : <text:span text:style-name="T8">1 heure</text:span></text:p>
      <text:p text:style-name="P1"/>
      <text:p text:style-name="P1">Présence souhaitée à 14H30 à l’église de Nyons</text:p>
      <text:p text:style-name="P1"/>
      <text:p text:style-name="P1">Expression des candidatures : envoyer un mail à <text:a xlink:type="simple" xlink:href="mailto:baloo%26doudou@tutanota.com" text:style-name="Internet_20_link" text:visited-style-name="Visited_20_Internet_20_Link">baloo&amp;doudou@tutanota.com</text:a> avec en objet la mission choisie.</text:p>
      <text:p text:style-name="P1"/>
      <text:p text:style-name="P10">Page 2 :</text:p>
      <text:p text:style-name="P1"/>
      <text:p text:style-name="P1">Titre : <text:span text:style-name="T9">Équipe</text:span> « frigo »</text:p>
      <text:p text:style-name="P1"/>
      <text:p text:style-name="P1">Descriptif : votre mission, si vous l’acceptez, sera de déposer dans les chambres froides du domaine les victuailles et boissons pour que tout reste frais.</text:p>
      <text:p text:style-name="P1"/>
      <text:p text:style-name="P1">Besoins : 4 personnes</text:p>
      <text:p text:style-name="P1"/>
      <text:p text:style-name="P1">Temps : 1 heure</text:p>
      <text:p text:style-name="P1"/>
      <text:p text:style-name="P1">Présence souhaitée à <text:span text:style-name="T8">14 </text:span><text:span text:style-name="T11">heures</text:span> pétante au Hameau de Valouse</text:p>
      <text:p text:style-name="P1"/>
      <text:p text:style-name="P1">Expression des candidatures : envoyer un mail à <text:a xlink:type="simple" xlink:href="mailto:baloo%26doudou@tutanota.com" text:style-name="Internet_20_link" text:visited-style-name="Visited_20_Internet_20_Link">baloo&amp;doudou@tutanota.com</text:a> avec en objet la mission choisie</text:p>
      <text:p text:style-name="P1"/>
      <text:p text:style-name="P10">Page 3 :</text:p>
      <text:p text:style-name="P1"/>
      <text:p text:style-name="P14">Titre : <text:span text:style-name="T9">Équipe</text:span> animation chantée de la cérémonie</text:p>
      <text:p text:style-name="P14"/>
      <text:p text:style-name="P5"><text:span text:style-name="T1">Descriptif : votre mission, si vous l’acceptez, sera de chanter haut et fort durant la cérémonie.</text:span></text:p>
      <text:p text:style-name="P5"/>
      <text:p text:style-name="P14">Besoin : illimités (mais on veut bien quelques personnes qui se désignent pour donner le ton quand même).</text:p>
      <text:p text:style-name="P14"/>
      <text:p text:style-name="P14">Temps : <text:span text:style-name="T8">1 heure</text:span></text:p>
      <text:p text:style-name="P14"/>
      <text:p text:style-name="P14">Présence souhaitée à <text:span text:style-name="T8">15 </text:span><text:span text:style-name="T11">heures</text:span> à l’église de Nyons</text:p>
      <text:p text:style-name="P14"/>
      <text:p text:style-name="P2">Expression des candidatures : envoyer un mail à <text:a xlink:type="simple" xlink:href="mailto:baloo%26doudou@tutanota.com" text:style-name="Internet_20_link" text:visited-style-name="Visited_20_Internet_20_Link">baloo&amp;doudou@tutanota.com</text:a> avec en objet la mission choisie</text:p>
      <text:p text:style-name="P2"/>
      <text:p text:style-name="P11">Page 4 :</text:p>
      <text:p text:style-name="P15"/>
      <text:p text:style-name="P15"><text:soft-page-break/>Titre : Équipe déco Valouse</text:p>
      <text:p text:style-name="P15"/>
      <text:p text:style-name="P15">Descriptif : <text:span text:style-name="T2">votre mission, si vous l’acceptez, sera de mettre en place la décoration (simple et efficace) dans la salle et sous le préau sous instruction despotique de la mariée. Les réclamations seront à adresser à Jean-Dub.</text:span></text:p>
      <text:p text:style-name="P15"/>
      <text:p text:style-name="P16">Temps : 1 heure 30 minutes (maximum)</text:p>
      <text:p text:style-name="P16"/>
      <text:p text:style-name="P16">Besoin : 8 personnes</text:p>
      <text:p text:style-name="P16"/>
      <text:p text:style-name="P16">Présence souhaitée à <text:span text:style-name="T9">17 heures</text:span> au hameau de Valouse, sous le préau.</text:p>
      <text:p text:style-name="P16"/>
      <text:p text:style-name="P3">Expression des candidatures : envoyer un mail à <text:a xlink:type="simple" xlink:href="mailto:baloo%26doudou@tutanota.com" text:style-name="Internet_20_link" text:visited-style-name="Visited_20_Internet_20_Link">baloo&amp;doudou@tutanota.com</text:a> avec en objet la mission choisie.</text:p>
      <text:p text:style-name="P3"/>
      <text:p text:style-name="P12">Page 5 :</text:p>
      <text:p text:style-name="P16"/>
      <text:p text:style-name="P16">Titre : Équipe vin d’honneur</text:p>
      <text:p text:style-name="P16"/>
      <text:p text:style-name="P16">Descriptif : Votre mission, si vous l’acceptez, sera de mettre en place le vin d’honneur (amener les boissons, les verres, les victuailles à l’espace autour de la piscine et les disposer sur les tables sans chichis) sur instruction despotique de la mariée. Les réclamations seront à adresser à Jean-Dub.</text:p>
      <text:p text:style-name="P16"/>
      <text:p text:style-name="P16">Temps : <text:span text:style-name="T8">1 heure</text:span></text:p>
      <text:p text:style-name="P16"/>
      <text:p text:style-name="P16">Besoin : 6 personnes</text:p>
      <text:p text:style-name="P16"/>
      <text:p text:style-name="P16">Présence souhaitée à <text:span text:style-name="T8">17 heures</text:span> au hameau de Valouse, sous le préau.</text:p>
      <text:p text:style-name="P16"/>
      <text:p text:style-name="P3">Expression des candidatures : envoyer un mail à <text:a xlink:type="simple" xlink:href="mailto:baloo%26doudou@tutanota.com" text:style-name="Internet_20_link" text:visited-style-name="Visited_20_Internet_20_Link">baloo&amp;doudou@tutanota.com</text:a> avec en objet la mission choisie</text:p>
      <text:p text:style-name="P16"/>
      <text:p text:style-name="P12">Page 6 :</text:p>
      <text:p text:style-name="P16"/>
      <text:p text:style-name="P16">Titre : Equipe brunch</text:p>
      <text:p text:style-name="P16"/>
      <text:p text:style-name="P16">Descriptif : Votre mission, si vous l’acceptez, sera d’aider les mariés à se lever le mardi matin et à installer le brunch sous le préau.</text:p>
      <text:p text:style-name="P16"/>
      <text:p text:style-name="P16">Temps : 1 heure</text:p>
      <text:p text:style-name="P16"/>
      <text:p text:style-name="P16">Besoin : 6 personnes</text:p>
      <text:p text:style-name="P16"/>
      <text:p text:style-name="P16">Présence souhaitée à 9H30 au hameau de Valouse, sous le préau.</text:p>
      <text:p text:style-name="P16"/>
      <text:p text:style-name="P3">Expression des candidatures : envoyer un mail à <text:a xlink:type="simple" xlink:href="mailto:baloo%26doudou@tutanota.com" text:style-name="Internet_20_link" text:visited-style-name="Visited_20_Internet_20_Link">baloo&amp;doudou@tutanota.com</text:a> avec en objet la mission choisie</text:p>
      <text:p text:style-name="P16"/>
      <text:p text:style-name="P12">Page 7 :</text:p>
      <text:p text:style-name="P16"/>
      <text:p text:style-name="P16"><text:span text:style-name="T3">Titre</text:span> : Équipe rangement et nettoyage</text:p>
      <text:p text:style-name="P16"/>
      <text:p text:style-name="P6"><text:soft-page-break/><text:span text:style-name="T2">Descriptif : Votre mission, si vous l’acceptez, sera d’aider les mariés à ranger la salle et le lieu du vin d’honneur, de faire la vaisselle et de ramasser les détritus.</text:span></text:p>
      <text:p text:style-name="P6"/>
      <text:p text:style-name="P16">Temps : 4 heures cumulé<text:span text:style-name="T5">e</text:span>s</text:p>
      <text:p text:style-name="P16"/>
      <text:p text:style-name="P16">Besoin : 10 personnes (ou toutes les bonnes âmes)</text:p>
      <text:p text:style-name="P16"/>
      <text:p text:style-name="P17">Présence souhaitée :</text:p>
      <text:p text:style-name="P17"><text:span text:style-name="T6">– </text:span>à la grande piscine du Hameau de Valouse à la fin du vin d’honneur (20 heures 30),</text:p>
      <text:p text:style-name="P8"><text:span text:style-name="T6">– </text:span><text:span text:style-name="T2">au préau du Hameau de Valouse à la fin de la soirée </text:span><text:span text:style-name="T6">du mariage </text:span><text:span text:style-name="T2">(horaire matinal approximatif),</text:span></text:p>
      <text:p text:style-name="P8"><text:span text:style-name="T6">– au préau du Hameau de Valouse à la fin de la soirée post-mariage (</text:span><text:span text:style-name="T7">23 heures</text:span><text:span text:style-name="T6">).</text:span></text:p>
      <text:p text:style-name="P16"/>
      <text:p text:style-name="P3">Expression des candidatures : envoyer un mail à <text:a xlink:type="simple" xlink:href="mailto:baloo%26doudou@tutanota.com" text:style-name="Internet_20_link" text:visited-style-name="Visited_20_Internet_20_Link">baloo&amp;doudou@tutanota.com</text:a> avec en objet la mission choisie.</text:p>
      <text:p text:style-name="P3"/>
      <text:p text:style-name="P13">Page 8 :</text:p>
      <text:p text:style-name="P18"/>
      <text:p text:style-name="P7"><text:span text:style-name="T4">Titre : Rangement et ménage final</text:span></text:p>
      <text:p text:style-name="P7"/>
      <text:p text:style-name="P7"><text:span text:style-name="T4">Descriptif : votre mission, si vous l’acceptez, sera de </text:span><text:span text:style-name="T6">nettoyer la salle, la cuisine et de sortir les </text:span><text:span text:style-name="T10">dernières poubelles</text:span><text:span text:style-name="T6">.</text:span></text:p>
      <text:p text:style-name="P18"/>
      <text:p text:style-name="P19">Temps : 2 heures cumulées</text:p>
      <text:p text:style-name="P19"/>
      <text:p text:style-name="P19">Besoin : 5 personnes</text:p>
      <text:p text:style-name="P19"/>
      <text:p text:style-name="P19">Présence souhaitée au préau le 28/08 à <text:span text:style-name="T10">8 heures</text:span>.</text:p>
      <text:p text:style-name="P19"/>
      <text:p text:style-name="P4">Expression des candidatures : envoyer un mail à <text:a xlink:type="simple" xlink:href="mailto:baloo%26doudou@tutanota.com" text:style-name="Internet_20_link" text:visited-style-name="Visited_20_Internet_20_Link">baloo&amp;doudou@tutanota.com</text:a> avec en objet la mission choisi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2-21T18:00:49.906000000</meta:creation-date>
    <meta:editing-duration>P0D</meta:editing-duration>
    <meta:editing-cycles>1</meta:editing-cycles>
    <meta:generator>LibreOffice/6.4.6.2$Windows_X86_64 LibreOffice_project/0ce51a4fd21bff07a5c061082cc82c5ed232f115</meta:generator>
    <meta:document-statistic meta:table-count="0" meta:image-count="0" meta:object-count="0" meta:page-count="3" meta:paragraph-count="60" meta:word-count="635" meta:character-count="3688" meta:non-whitespace-character-count="3109"/>
  </office:meta>
</office:document-meta>
</file>